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12pt" fo:font-style="italic" officeooo:rsid="00127e9c" officeooo:paragraph-rsid="00127e9c" style:font-size-asian="10.5pt" style:font-style-asian="italic" style:font-size-complex="12pt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18375" officeooo:paragraph-rsid="00018375" style:font-size-asian="10.5pt" style:font-size-complex="12pt"/>
    </style:style>
    <style:style style:name="P3" style:family="paragraph" style:parent-style-name="Text_20_body">
      <style:text-properties style:font-name="Ubuntu" fo:font-size="14pt" style:text-underline-style="solid" style:text-underline-width="auto" style:text-underline-color="font-color" officeooo:rsid="00063a5e" officeooo:paragraph-rsid="00063a5e" style:font-size-asian="14pt" style:font-size-complex="14pt"/>
    </style:style>
    <style:style style:name="P4" style:family="paragraph" style:parent-style-name="Text_20_body">
      <style:text-properties style:font-name="Ubuntu" fo:font-size="14pt" style:text-underline-style="solid" style:text-underline-width="auto" style:text-underline-color="font-color" officeooo:rsid="00046a71" officeooo:paragraph-rsid="00046a71" style:font-size-asian="14pt" style:font-size-complex="14pt"/>
    </style:style>
    <style:style style:name="P5" style:family="paragraph" style:parent-style-name="Text_20_body">
      <style:text-properties style:font-name="Ubuntu" fo:font-size="14pt" style:text-underline-style="solid" style:text-underline-width="auto" style:text-underline-color="font-color" fo:font-weight="normal" officeooo:rsid="001c71bf" officeooo:paragraph-rsid="001c71bf" style:font-size-asian="12.25pt" style:font-weight-asian="normal" style:font-size-complex="14pt" style:font-weight-complex="normal"/>
    </style:style>
    <style:style style:name="P6" style:family="paragraph" style:parent-style-name="Text_20_body">
      <style:text-properties officeooo:paragraph-rsid="00018375"/>
    </style:style>
    <style:style style:name="P7" style:family="paragraph" style:parent-style-name="Text_20_body">
      <style:text-properties style:font-name="Liberation Sans" fo:font-size="11pt" officeooo:paragraph-rsid="00018375" style:font-size-asian="11pt" style:font-size-complex="11pt"/>
    </style:style>
    <style:style style:name="P8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9" style:family="paragraph" style:parent-style-name="Text_20_body">
      <style:text-properties style:font-name="Liberation Sans" fo:font-size="11pt" officeooo:rsid="00018375" officeooo:paragraph-rsid="000d2447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0018375" officeooo:paragraph-rsid="0018122d" style:font-size-asian="11pt" style:font-size-complex="11pt"/>
    </style:style>
    <style:style style:name="P11" style:family="paragraph" style:parent-style-name="Text_20_body">
      <style:text-properties style:font-name="Liberation Sans" fo:font-size="11pt" officeooo:paragraph-rsid="00063a5e" style:font-size-asian="11pt" style:font-size-complex="11pt"/>
    </style:style>
    <style:style style:name="P12" style:family="paragraph" style:parent-style-name="Text_20_body">
      <style:text-properties style:font-name="Liberation Sans" fo:font-size="11pt" officeooo:rsid="000c91cb" officeooo:paragraph-rsid="00018375" style:font-size-asian="11pt" style:font-size-complex="11pt"/>
    </style:style>
    <style:style style:name="P13" style:family="paragraph" style:parent-style-name="Text_20_body">
      <style:text-properties style:font-name="Liberation Sans" fo:font-size="11pt" officeooo:rsid="0009734f" officeooo:paragraph-rsid="00018375" style:font-size-asian="11pt" style:font-size-complex="11pt"/>
    </style:style>
    <style:style style:name="P14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15" style:family="paragraph" style:parent-style-name="Text_20_body">
      <style:text-properties style:font-name="Liberation Sans" fo:font-size="11pt" style:text-underline-style="none" officeooo:rsid="00063a5e" officeooo:paragraph-rsid="00063a5e" style:font-size-asian="11pt" style:font-size-complex="11pt"/>
    </style:style>
    <style:style style:name="P16" style:family="paragraph" style:parent-style-name="Text_20_body">
      <style:text-properties style:font-name="Liberation Sans" fo:font-size="11pt" style:text-underline-style="none" fo:font-weight="normal" officeooo:rsid="00063a5e" officeooo:paragraph-rsid="00063a5e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c71bf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e6d80" style:font-size-asian="9.60000038146973pt" style:font-weight-asian="normal" style:font-size-complex="11pt" style:font-weight-complex="normal"/>
    </style:style>
    <style:style style:name="P19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1c71bf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style:font-name="Liberation Sans" fo:font-size="11pt" fo:font-style="normal" style:text-underline-style="none" fo:font-weight="normal" officeooo:rsid="001fb2fb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style:font-name="Liberation Sans" fo:font-size="11pt" fo:font-style="normal" style:text-underline-style="none" fo:font-weight="normal" officeooo:rsid="00201b7e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4307e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50bf1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1fb2f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06c1f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4307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text-properties officeooo:paragraph-rsid="000d3a7a"/>
    </style:style>
    <style:style style:name="P29" style:family="paragraph" style:parent-style-name="Text_20_body">
      <style:text-properties officeooo:paragraph-rsid="001fb2fb"/>
    </style:style>
    <style:style style:name="P30" style:family="paragraph" style:parent-style-name="Text_20_body">
      <style:text-properties officeooo:paragraph-rsid="00206c1f"/>
    </style:style>
    <style:style style:name="P31" style:family="paragraph" style:parent-style-name="Text_20_body">
      <style:text-properties officeooo:paragraph-rsid="00046a71"/>
    </style:style>
    <style:style style:name="P32" style:family="paragraph" style:parent-style-name="Title">
      <style:text-properties style:font-name="Ubuntu" fo:font-size="22pt" officeooo:rsid="00018375" officeooo:paragraph-rsid="00018375" style:font-size-asian="22pt" style:font-size-complex="22pt"/>
    </style:style>
    <style:style style:name="P33" style:family="paragraph" style:parent-style-name="Text_20_body">
      <style:text-properties officeooo:paragraph-rsid="00284434"/>
    </style:style>
    <style:style style:name="P34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35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36" style:family="paragraph" style:parent-style-name="Text_20_body">
      <style:text-properties style:font-name="Liberation Sans" fo:font-size="11pt" style:text-underline-style="none" officeooo:rsid="00046a71" officeooo:paragraph-rsid="00284434" style:font-size-asian="11pt" style:font-size-complex="11pt"/>
    </style:style>
    <style:style style:name="P37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1c71bf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2932a9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2932a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text-properties officeooo:paragraph-rsid="00018375"/>
    </style:style>
    <style:style style:name="P42" style:family="paragraph" style:parent-style-name="Text_20_body">
      <style:text-properties officeooo:paragraph-rsid="002932a9"/>
    </style:style>
    <style:style style:name="T1" style:family="text">
      <style:text-properties officeooo:rsid="000183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149" style:font-weight-asian="bold" style:font-weight-complex="bold"/>
    </style:style>
    <style:style style:name="T4" style:family="text">
      <style:text-properties fo:font-weight="bold" officeooo:rsid="00046a71" style:font-weight-asian="bold" style:font-weight-complex="bold"/>
    </style:style>
    <style:style style:name="T5" style:family="text">
      <style:text-properties fo:font-weight="bold" officeooo:rsid="00063a5e" style:font-weight-asian="bold" style:font-weight-complex="bold"/>
    </style:style>
    <style:style style:name="T6" style:family="text">
      <style:text-properties fo:font-weight="bold" officeooo:rsid="00018375" style:font-weight-asian="bold" style:font-weight-complex="bold"/>
    </style:style>
    <style:style style:name="T7" style:family="text">
      <style:text-properties fo:font-weight="bold" officeooo:rsid="0009734f" style:font-weight-asian="bold" style:font-weight-complex="bold"/>
    </style:style>
    <style:style style:name="T8" style:family="text">
      <style:text-properties fo:font-weight="bold" officeooo:rsid="000c91cb" style:font-weight-asian="bold" style:font-weight-complex="bold"/>
    </style:style>
    <style:style style:name="T9" style:family="text">
      <style:text-properties fo:font-weight="bold" officeooo:rsid="00123af9" style:font-weight-asian="bold" style:font-weight-complex="bold"/>
    </style:style>
    <style:style style:name="T10" style:family="text">
      <style:text-properties fo:font-weight="bold" officeooo:rsid="00131609" style:font-weight-asian="bold" style:font-weight-complex="bold"/>
    </style:style>
    <style:style style:name="T11" style:family="text">
      <style:text-properties fo:font-weight="bold" officeooo:rsid="0018122d" style:font-weight-asian="bold" style:font-weight-complex="bold"/>
    </style:style>
    <style:style style:name="T12" style:family="text">
      <style:text-properties fo:font-weight="bold" officeooo:rsid="001999fc" style:font-weight-asian="bold" style:font-weight-complex="bold"/>
    </style:style>
    <style:style style:name="T13" style:family="text">
      <style:text-properties fo:font-weight="bold" officeooo:rsid="0019d784" style:font-weight-asian="bold" style:font-weight-complex="bold"/>
    </style:style>
    <style:style style:name="T14" style:family="text">
      <style:text-properties fo:font-weight="bold" officeooo:rsid="00229977" style:font-weight-asian="bold" style:font-weight-complex="bold"/>
    </style:style>
    <style:style style:name="T15" style:family="text">
      <style:text-properties fo:font-weight="bold" officeooo:rsid="0024307e" style:font-weight-asian="bold" style:font-weight-complex="bold"/>
    </style:style>
    <style:style style:name="T16" style:family="text">
      <style:text-properties fo:font-weight="bold" officeooo:rsid="0026a453" style:font-weight-asian="bold" style:font-weight-complex="bold"/>
    </style:style>
    <style:style style:name="T17" style:family="text">
      <style:text-properties fo:font-weight="bold" officeooo:rsid="00284434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27149" style:font-style-asian="italic" style:font-style-complex="italic"/>
    </style:style>
    <style:style style:name="T20" style:family="text">
      <style:text-properties fo:font-style="italic" officeooo:rsid="00046a71" style:font-style-asian="italic" style:font-style-complex="italic"/>
    </style:style>
    <style:style style:name="T21" style:family="text">
      <style:text-properties fo:font-style="italic" officeooo:rsid="0009734f" style:font-style-asian="italic" style:font-style-complex="italic"/>
    </style:style>
    <style:style style:name="T22" style:family="text">
      <style:text-properties fo:font-style="italic" officeooo:rsid="000d3a7a" style:font-style-asian="italic" style:font-style-complex="italic"/>
    </style:style>
    <style:style style:name="T23" style:family="text">
      <style:text-properties fo:font-style="italic" officeooo:rsid="001fb2fb" style:font-style-asian="italic" style:font-style-complex="italic"/>
    </style:style>
    <style:style style:name="T24" style:family="text">
      <style:text-properties fo:font-style="italic" officeooo:rsid="00229977" style:font-style-asian="italic" style:font-style-complex="italic"/>
    </style:style>
    <style:style style:name="T25" style:family="text">
      <style:text-properties fo:font-style="italic" style:text-underline-style="none" officeooo:rsid="00063a5e" style:font-style-asian="italic" style:font-style-complex="italic"/>
    </style:style>
    <style:style style:name="T26" style:family="text">
      <style:text-properties officeooo:rsid="00027149"/>
    </style:style>
    <style:style style:name="T27" style:family="text">
      <style:text-properties officeooo:rsid="00046a71"/>
    </style:style>
    <style:style style:name="T28" style:family="text">
      <style:text-properties officeooo:rsid="00063a5e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d2447" style:font-style-asian="normal" style:font-style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063a5e" style:font-weight-asian="bold" style:font-weight-complex="bold"/>
    </style:style>
    <style:style style:name="T37" style:family="text">
      <style:text-properties style:text-underline-style="none" officeooo:rsid="00063a5e"/>
    </style:style>
    <style:style style:name="T38" style:family="text">
      <style:text-properties style:text-underline-style="none" officeooo:rsid="001e6d80"/>
    </style:style>
    <style:style style:name="T39" style:family="text">
      <style:text-properties fo:font-weight="normal" officeooo:rsid="00027149" style:font-weight-asian="normal" style:font-weight-complex="normal"/>
    </style:style>
    <style:style style:name="T40" style:family="text">
      <style:text-properties fo:font-weight="normal" officeooo:rsid="0009734f" style:font-weight-asian="normal" style:font-weight-complex="normal"/>
    </style:style>
    <style:style style:name="T41" style:family="text">
      <style:text-properties fo:font-weight="normal" officeooo:rsid="000d2447" style:font-weight-asian="normal" style:font-weight-complex="normal"/>
    </style:style>
    <style:style style:name="T42" style:family="text">
      <style:text-properties fo:font-size="14pt" fo:font-weight="normal" style:font-size-asian="14pt" style:font-weight-asian="normal" style:font-size-complex="14pt" style:font-weight-complex="normal"/>
    </style:style>
    <style:style style:name="T43" style:family="text">
      <style:text-properties officeooo:rsid="0009734f"/>
    </style:style>
    <style:style style:name="T44" style:family="text">
      <style:text-properties officeooo:rsid="000b4b59"/>
    </style:style>
    <style:style style:name="T45" style:family="text">
      <style:text-properties style:font-name="Liberation Sans" fo:font-size="11pt" style:font-size-asian="11pt" style:font-size-complex="11pt"/>
    </style:style>
    <style:style style:name="T46" style:family="text">
      <style:text-properties style:font-name="Liberation Sans" fo:font-size="11pt" officeooo:rsid="00018375" style:font-size-asian="11pt" style:font-size-complex="11pt"/>
    </style:style>
    <style:style style:name="T47" style:family="text">
      <style:text-properties style:font-name="Liberation Sans" fo:font-size="11pt" officeooo:rsid="00046a71" style:font-size-asian="11pt" style:font-size-complex="11pt"/>
    </style:style>
    <style:style style:name="T48" style:family="text">
      <style:text-properties style:font-name="Liberation Sans" fo:font-size="11pt" officeooo:rsid="000b4b59" style:font-size-asian="11pt" style:font-size-complex="11pt"/>
    </style:style>
    <style:style style:name="T49" style:family="text">
      <style:text-properties style:font-name="Liberation Sans" fo:font-size="11pt" officeooo:rsid="0009734f" style:font-size-asian="11pt" style:font-size-complex="11pt"/>
    </style:style>
    <style:style style:name="T50" style:family="text">
      <style:text-properties style:font-name="Liberation Sans" fo:font-size="11pt" officeooo:rsid="000c91cb" style:font-size-asian="11pt" style:font-size-complex="11pt"/>
    </style:style>
    <style:style style:name="T51" style:family="text">
      <style:text-properties style:font-name="Liberation Sans" fo:font-size="11pt" officeooo:rsid="000d2447" style:font-size-asian="11pt" style:font-size-complex="11pt"/>
    </style:style>
    <style:style style:name="T52" style:family="text">
      <style:text-properties style:font-name="Liberation Sans" fo:font-size="11pt" officeooo:rsid="000d3a7a" style:font-size-asian="11pt" style:font-size-complex="11pt"/>
    </style:style>
    <style:style style:name="T53" style:family="text">
      <style:text-properties style:font-name="Liberation Sans" fo:font-size="11pt" officeooo:rsid="0014ca68" style:font-size-asian="11pt" style:font-size-complex="11pt"/>
    </style:style>
    <style:style style:name="T54" style:family="text">
      <style:text-properties style:font-name="Liberation Sans" fo:font-size="11pt" officeooo:rsid="001fb2fb" style:font-size-asian="11pt" style:font-size-complex="11pt"/>
    </style:style>
    <style:style style:name="T55" style:family="text">
      <style:text-properties style:font-name="Liberation Sans" fo:font-size="11pt" officeooo:rsid="0024307e" style:font-size-asian="11pt" style:font-size-complex="11pt"/>
    </style:style>
    <style:style style:name="T56" style:family="text">
      <style:text-properties style:font-name="Liberation Sans" fo:font-size="11pt" officeooo:rsid="00284434" style:font-size-asian="11pt" style:font-size-complex="11pt"/>
    </style:style>
    <style:style style:name="T57" style:family="text">
      <style:text-properties style:font-name="Liberation Sans" fo:font-size="11pt" officeooo:rsid="00027149" style:font-size-asian="11pt" style:font-size-complex="11pt"/>
    </style:style>
    <style:style style:name="T58" style:family="text">
      <style:text-properties style:font-name="Liberation Sans" fo:font-size="11pt" officeooo:rsid="00110f63" style:font-size-asian="11pt" style:font-size-complex="11pt"/>
    </style:style>
    <style:style style:name="T59" style:family="text">
      <style:text-properties style:font-name="Liberation Sans" fo:font-size="11pt" fo:font-weight="bold" officeooo:rsid="0009734f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weight="bold" officeooo:rsid="000c91cb" style:font-size-asian="11pt" style:font-weight-asian="bold" style:font-size-complex="11pt" style:font-weight-complex="bold"/>
    </style:style>
    <style:style style:name="T61" style:family="text">
      <style:text-properties style:font-name="Liberation Sans" fo:font-size="11pt" fo:font-weight="bold" officeooo:rsid="000d3a7a" style:font-size-asian="11pt" style:font-weight-asian="bold" style:font-size-complex="11pt" style:font-weight-complex="bold"/>
    </style:style>
    <style:style style:name="T62" style:family="text">
      <style:text-properties style:font-name="Liberation Sans" fo:font-size="11pt" fo:font-weight="bold" officeooo:rsid="001fb2fb" style:font-size-asian="11pt" style:font-weight-asian="bold" style:font-size-complex="11pt" style:font-weight-complex="bold"/>
    </style:style>
    <style:style style:name="T63" style:family="text">
      <style:text-properties style:font-name="Liberation Sans" fo:font-size="11pt" fo:font-weight="bold" officeooo:rsid="00284434" style:font-size-asian="11pt" style:font-weight-asian="bold" style:font-size-complex="11pt" style:font-weight-complex="bold"/>
    </style:style>
    <style:style style:name="T64" style:family="text">
      <style:text-properties style:font-name="Liberation Sans" fo:font-size="11pt" fo:font-weight="bold" officeooo:rsid="00046a71" style:font-size-asian="11pt" style:font-weight-asian="bold" style:font-size-complex="11pt" style:font-weight-complex="bold"/>
    </style:style>
    <style:style style:name="T65" style:family="text">
      <style:text-properties style:font-name="Liberation Sans" fo:font-size="11pt" fo:font-style="italic" officeooo:rsid="0009734f" style:font-size-asian="11pt" style:font-style-asian="italic" style:font-size-complex="11pt" style:font-style-complex="italic"/>
    </style:style>
    <style:style style:name="T66" style:family="text">
      <style:text-properties style:font-name="Liberation Sans" fo:font-size="11pt" fo:font-style="italic" officeooo:rsid="000b4b59" style:font-size-asian="11pt" style:font-style-asian="italic" style:font-size-complex="11pt" style:font-style-complex="italic"/>
    </style:style>
    <style:style style:name="T67" style:family="text">
      <style:text-properties style:font-name="Liberation Sans" fo:font-size="11pt" fo:font-style="italic" officeooo:rsid="000c91cb" style:font-size-asian="11pt" style:font-style-asian="italic" style:font-size-complex="11pt" style:font-style-complex="italic"/>
    </style:style>
    <style:style style:name="T68" style:family="text">
      <style:text-properties style:font-name="Liberation Sans" fo:font-size="11pt" fo:font-style="italic" officeooo:rsid="000d3a7a" style:font-size-asian="11pt" style:font-style-asian="italic" style:font-size-complex="11pt" style:font-style-complex="italic"/>
    </style:style>
    <style:style style:name="T69" style:family="text">
      <style:text-properties style:font-name="Liberation Sans" fo:font-size="11pt" fo:font-style="italic" officeooo:rsid="00046a71" style:font-size-asian="11pt" style:font-style-asian="italic" style:font-size-complex="11pt" style:font-style-complex="italic"/>
    </style:style>
    <style:style style:name="T70" style:family="text">
      <style:text-properties style:font-name="Liberation Sans" fo:font-size="11pt" fo:font-style="italic" officeooo:rsid="00284434" style:font-size-asian="11pt" style:font-style-asian="italic" style:font-size-complex="11pt" style:font-style-complex="italic"/>
    </style:style>
    <style:style style:name="T71" style:family="text">
      <style:text-properties style:font-name="Liberation Sans" fo:font-size="11pt" fo:font-style="normal" style:text-underline-style="none" fo:font-weight="normal" officeooo:rsid="001fb2fb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style:font-name="Liberation Sans" fo:font-size="11pt" fo:font-style="normal" style:text-underline-style="none" fo:font-weight="normal" officeooo:rsid="00201b7e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style:font-name="Liberation Sans" fo:font-size="11pt" fo:font-style="normal" style:text-underline-style="none" fo:font-weight="normal" officeooo:rsid="00206c1f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style:font-name="Liberation Sans" fo:font-size="11pt" fo:font-style="normal" style:text-underline-style="none" fo:font-weight="normal" officeooo:rsid="00229977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style:font-name="Liberation Sans" fo:font-size="11pt" fo:font-style="normal" style:text-underline-style="none" fo:font-weight="normal" officeooo:rsid="002932a9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style:font-name="Liberation Sans" fo:font-size="11pt" fo:font-style="normal" style:text-underline-style="none" fo:font-weight="bold" officeooo:rsid="001fb2fb" style:font-size-asian="9.60000038146973pt" style:font-style-asian="normal" style:font-weight-asian="bold" style:font-size-complex="11pt" style:font-style-complex="normal" style:font-weight-complex="bold"/>
    </style:style>
    <style:style style:name="T77" style:family="text">
      <style:text-properties style:font-name="Liberation Sans" fo:font-size="11pt" fo:font-style="normal" style:text-underline-style="none" fo:font-weight="bold" officeooo:rsid="00201b7e" style:font-size-asian="9.60000038146973pt" style:font-style-asian="normal" style:font-weight-asian="bold" style:font-size-complex="11pt" style:font-style-complex="normal" style:font-weight-complex="bold"/>
    </style:style>
    <style:style style:name="T78" style:family="text">
      <style:text-properties style:font-name="Liberation Sans" fo:font-size="11pt" fo:font-style="normal" style:text-underline-style="none" fo:font-weight="bold" officeooo:rsid="00206c1f" style:font-size-asian="9.60000038146973pt" style:font-style-asian="normal" style:font-weight-asian="bold" style:font-size-complex="11pt" style:font-style-complex="normal" style:font-weight-complex="bold"/>
    </style:style>
    <style:style style:name="T79" style:family="text">
      <style:text-properties style:font-name="Liberation Sans" fo:font-size="11pt" fo:font-style="normal" style:text-underline-style="none" fo:font-weight="bold" officeooo:rsid="00229977" style:font-size-asian="9.60000038146973pt" style:font-style-asian="normal" style:font-weight-asian="bold" style:font-size-complex="11pt" style:font-style-complex="normal" style:font-weight-complex="bold"/>
    </style:style>
    <style:style style:name="T80" style:family="text">
      <style:text-properties style:font-name="Liberation Sans" fo:font-size="11pt" fo:font-style="normal" style:text-underline-style="none" fo:font-weight="bold" officeooo:rsid="00250bf1" style:font-size-asian="9.60000038146973pt" style:font-style-asian="normal" style:font-weight-asian="bold" style:font-size-complex="11pt" style:font-style-complex="normal" style:font-weight-complex="bold"/>
    </style:style>
    <style:style style:name="T81" style:family="text">
      <style:text-properties style:font-name="Liberation Sans" fo:font-size="11pt" fo:font-style="normal" officeooo:rsid="00284434" style:font-size-asian="11pt" style:font-style-asian="normal" style:font-size-complex="11pt" style:font-style-complex="normal"/>
    </style:style>
    <style:style style:name="T82" style:family="text">
      <style:text-properties style:font-name="Liberation Sans" fo:font-size="11pt" fo:font-style="normal" fo:font-weight="bold" officeooo:rsid="00284434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font-name="Liberation Sans" fo:font-size="11pt" style:text-underline-style="none" officeooo:rsid="00046a71" style:font-size-asian="11pt" style:font-size-complex="11pt"/>
    </style:style>
    <style:style style:name="T84" style:family="text">
      <style:text-properties style:font-name="Liberation Sans" fo:font-size="11pt" style:text-underline-style="none" officeooo:rsid="00229977" style:font-size-asian="11pt" style:font-size-complex="11pt"/>
    </style:style>
    <style:style style:name="T85" style:family="text">
      <style:text-properties style:font-name="Liberation Sans" fo:font-size="11pt" style:text-underline-style="none" officeooo:rsid="00131609" style:font-size-asian="11pt" style:font-size-complex="11pt"/>
    </style:style>
    <style:style style:name="T86" style:family="text">
      <style:text-properties style:font-name="Liberation Sans" fo:font-size="11pt" style:text-underline-style="none" officeooo:rsid="00284434" style:font-size-asian="11pt" style:font-size-complex="11pt"/>
    </style:style>
    <style:style style:name="T87" style:family="text">
      <style:text-properties style:font-name="Liberation Sans" fo:font-size="11pt" style:text-underline-style="none" fo:font-weight="bold" officeooo:rsid="00131609" style:font-size-asian="11pt" style:font-weight-asian="bold" style:font-size-complex="11pt" style:font-weight-complex="bold"/>
    </style:style>
    <style:style style:name="T88" style:family="text">
      <style:text-properties style:font-name="Liberation Sans" fo:font-size="11pt" style:text-underline-style="none" fo:font-weight="bold" officeooo:rsid="00284434" style:font-size-asian="11pt" style:font-weight-asian="bold" style:font-size-complex="11pt" style:font-weight-complex="bold"/>
    </style:style>
    <style:style style:name="T89" style:family="text">
      <style:text-properties officeooo:rsid="000c91cb"/>
    </style:style>
    <style:style style:name="T90" style:family="text">
      <style:text-properties officeooo:rsid="000d3a7a"/>
    </style:style>
    <style:style style:name="T91" style:family="text">
      <style:text-properties officeooo:rsid="000f31e8"/>
    </style:style>
    <style:style style:name="T92" style:family="text">
      <style:text-properties officeooo:rsid="00110f63"/>
    </style:style>
    <style:style style:name="T93" style:family="text">
      <style:text-properties officeooo:rsid="00123af9"/>
    </style:style>
    <style:style style:name="T94" style:family="text">
      <style:text-properties officeooo:rsid="00127e9c"/>
    </style:style>
    <style:style style:name="T95" style:family="text">
      <style:text-properties officeooo:rsid="00131609"/>
    </style:style>
    <style:style style:name="T96" style:family="text">
      <style:text-properties officeooo:rsid="0014ca68"/>
    </style:style>
    <style:style style:name="T97" style:family="text">
      <style:text-properties officeooo:rsid="0018122d"/>
    </style:style>
    <style:style style:name="T98" style:family="text">
      <style:text-properties officeooo:rsid="001999fc"/>
    </style:style>
    <style:style style:name="T99" style:family="text">
      <style:text-properties officeooo:rsid="0019d784"/>
    </style:style>
    <style:style style:name="T100" style:family="text">
      <style:text-properties officeooo:rsid="001fb2fb"/>
    </style:style>
    <style:style style:name="T101" style:family="text">
      <style:text-properties officeooo:rsid="00206c1f"/>
    </style:style>
    <style:style style:name="T102" style:family="text">
      <style:text-properties officeooo:rsid="00229977"/>
    </style:style>
    <style:style style:name="T103" style:family="text">
      <style:text-properties officeooo:rsid="0024307e"/>
    </style:style>
    <style:style style:name="T104" style:family="text">
      <style:text-properties officeooo:rsid="00250bf1"/>
    </style:style>
    <style:style style:name="T105" style:family="text">
      <style:text-properties officeooo:rsid="0026a453"/>
    </style:style>
    <style:style style:name="T106" style:family="text">
      <style:text-properties fo:color="#a1467e" fo:font-style="italic" fo:font-weight="bold" officeooo:rsid="0026a453" style:font-style-asian="italic" style:font-weight-asian="bold" style:font-style-complex="italic" style:font-weight-complex="bold"/>
    </style:style>
    <style:style style:name="T107" style:family="text">
      <style:text-properties officeooo:rsid="00284434"/>
    </style:style>
    <style:style style:name="T108" style:family="text">
      <style:text-properties officeooo:rsid="002932a9"/>
    </style:style>
    <style:style style:name="T109" style:family="text">
      <style:text-properties fo:font-size="11pt" style:text-underline-style="none" officeooo:rsid="002932a9" style:font-size-asian="9.60000038146973pt" style:font-size-complex="11pt"/>
    </style:style>
    <style:style style:name="T110" style:family="text">
      <style:text-properties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11" style:family="text">
      <style:text-properties fo:color="#5eb91e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12" style:family="text">
      <style:text-properties fo:color="#bbe33d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13" style:family="text">
      <style:text-properties fo:color="#127622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14" style:family="text">
      <style:text-properties fo:color="#127622" style:font-name="Liberation Sans" fo:font-size="11pt" fo:font-style="normal" style:text-underline-style="none" fo:font-weight="bold" officeooo:rsid="002932a9" style:font-size-asian="9.60000038146973pt" style:font-style-asian="normal" style:font-weight-asian="bold" style:font-size-complex="11pt" style:font-style-complex="normal" style:font-weight-complex="bold"/>
    </style:style>
    <style:style style:name="T115" style:family="text">
      <style:text-properties fo:color="#acb20c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16" style:family="text">
      <style:text-properties fo:color="#acb20c" style:font-name="Liberation Sans" fo:font-size="11pt" fo:font-style="normal" style:text-underline-style="none" fo:font-weight="bold" officeooo:rsid="002932a9" style:font-size-asian="9.60000038146973pt" style:font-style-asian="normal" style:font-weight-asian="bold" style:font-size-complex="11pt" style:font-style-complex="normal" style:font-weight-complex="bold"/>
    </style:style>
    <style:style style:name="T117" style:family="text">
      <style:text-properties fo:color="#c9211e" fo:font-size="11pt" style:text-underline-style="none" fo:font-weight="bold" officeooo:rsid="002932a9" style:font-size-asian="9.60000038146973pt" style:font-weight-asian="bold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StadtServer 1.<text:span text:style-name="T103">1</text:span><text:span text:style-name="T107">2</text:span><text:span text:style-name="T103">.</text:span><text:span text:style-name="T105">1</text:span></text:p>
      <text:p text:style-name="P1">(Für 1.18.<text:span text:style-name="T105">2</text:span>)</text:p>
      <text:p text:style-name="P2"><text:span text:style-name="T42">Enchantments</text:span>:</text:p>
      <text:p text:style-name="P7"><text:span text:style-name="T1">→ <text:s/></text:span><text:span text:style-name="T6">Chopping </text:span><text:span text:style-name="T1">(Item: Axt | Stufen: </text:span><text:span text:style-name="T6">I</text:span><text:span text:style-name="T1"> | Inkompatibel: Efficiency)</text:span></text:p>
      <text:p text:style-name="P8"><text:tab/>→ Verzauberte Axt fällt <text:span text:style-name="T2">Bäume</text:span> oberhalb des <text:span text:style-name="T103">mit Sneak</text:span> gehackten Blocks komplett.</text:p>
      <text:p text:style-name="P7"><text:span text:style-name="T1"><text:tab/>→ </text:span><text:span text:style-name="T6">Baum</text:span><text:span text:style-name="T1">: Menge zusammenhängender </text:span><text:span text:style-name="T28">gleicher</text:span><text:span text:style-name="T1"> Log</text:span><text:span text:style-name="T103">s</text:span><text:span text:style-name="T1">/</text:span><text:span text:style-name="T103">Woods</text:span><text:span text:style-name="T1"> mit </text:span><text:span text:style-name="T28">&gt;=</text:span><text:span text:style-name="T1"> 5 passenden Leaves</text:span></text:p>
      <text:p text:style-name="P6"><text:span text:style-name="T45"><text:tab/>→</text:span><text:span text:style-name="T55"> Maximale Anzahl gehackter Blöcke kann konfiguriert werden (default: 1600)</text:span></text:p>
      <text:p text:style-name="P7"><text:tab/>→<text:span text:style-name="T103"> Ein </text:span><text:span text:style-name="T15">Bookshelf</text:span><text:span text:style-name="T103"> neben einem Log/Wood im Baum verhindert das Fällen.</text:span></text:p>
      <text:p text:style-name="P7"><text:tab/>→<text:span text:style-name="T103"> Kostet Durablility pro Block; kein Fällen wenn zu wenig übrig.</text:span></text:p>
      <text:p text:style-name="P9"><text:tab/>→ Herkunft: <text:span text:style-name="T22">Buch</text:span><text:span text:style-name="T90"> </text:span><text:span text:style-name="T18">Fischen </text:span>(<text:span text:style-name="T90">1</text:span><text:span text:style-name="T91">0</text:span>%), <text:span text:style-name="T18">Villager </text:span><text:span text:style-name="T30">(lvl </text:span><text:span text:style-name="T43">4 </text:span><text:span text:style-name="T107">Toolsmith auf Axt</text:span>), <text:span text:style-name="T24">Kisten</text:span><text:span text:style-name="T102"> (</text:span><text:span text:style-name="T107">5</text:span><text:span text:style-name="T102">% Oberwelt)</text:span></text:p>
      <text:p text:style-name="P8">→ <text:span text:style-name="T3">Smithing</text:span><text:span text:style-name="T26"> (Item: Tool/Armor | Stufen: </text:span><text:span text:style-name="T3">V</text:span><text:span text:style-name="T26"> | Inkompatibel: Mending)</text:span></text:p>
      <text:p text:style-name="P8"><text:tab/>→<text:span text:style-name="T26"> Reparatur des verzauberten Items am Amboss kostet maximal 25 / 20 / 15 / 10 / 5 Level</text:span></text:p>
      <text:p text:style-name="P7"><text:span text:style-name="T1"><text:tab/>→</text:span><text:span text:style-name="T26"> </text:span><text:span text:style-name="T43">Kein Effekt bei Reparatur mit verzaubertem Gegenstand</text:span></text:p>
      <text:p text:style-name="P7"><text:tab/>→<text:span text:style-name="T44"> Ersetzt Mending komplett (bis auf bereits existierende Gegenstände)</text:span></text:p>
      <text:p text:style-name="P7"><text:span text:style-name="T1"><text:tab/>→</text:span><text:span text:style-name="T26"> Herkunft: </text:span><text:span text:style-name="T19">Mending </text:span><text:span text:style-name="T26">(</text:span><text:span text:style-name="T3">III</text:span><text:span text:style-name="T26">, </text:span><text:span text:style-name="T3">IV</text:span><text:span text:style-name="T26">), </text:span><text:span text:style-name="T19">Villager </text:span><text:span text:style-name="T26">(</text:span><text:span text:style-name="T3">II</text:span><text:span text:style-name="T39"> - </text:span><text:span text:style-name="T17">IV</text:span><text:span text:style-name="T41">,</text:span><text:span text:style-name="T39"> </text:span><text:span text:style-name="T40">Mending: </text:span><text:span text:style-name="T7">III</text:span><text:span text:style-name="T26">), </text:span><text:span text:style-name="T19">Piglin </text:span><text:span text:style-name="T26">(</text:span><text:span text:style-name="T3">III</text:span><text:span text:style-name="T39">,</text:span><text:span text:style-name="T26"> </text:span><text:span text:style-name="T3">IV</text:span><text:span text:style-name="T26">), </text:span><text:span text:style-name="T21">Kisten </text:span><text:span text:style-name="T26">(</text:span><text:span text:style-name="T3">IV</text:span><text:span text:style-name="T26">)</text:span></text:p>
      <text:p text:style-name="P33"><text:span text:style-name="T46">→</text:span><text:span text:style-name="T47"> </text:span><text:span text:style-name="T64">Wrench</text:span><text:span text:style-name="T47"> (Item: Schaufel | Stufen: </text:span><text:span text:style-name="T64">I</text:span><text:span text:style-name="T47"> | </text:span><text:span text:style-name="T57">Inkompatibel: </text:span><text:span text:style-name="T56">Trowel</text:span><text:span text:style-name="T47">)</text:span></text:p>
      <text:p text:style-name="P8"><text:tab/>→<text:span text:style-name="T27"> Rechtsklick auf bestimme Blöcke für verschiedene Effekte</text:span></text:p>
      <text:p text:style-name="P8"><text:tab/>→<text:span text:style-name="T27"> Dropper: Verwandelt ihn dauerhaft in eine </text:span><text:span text:style-name="T4">Chute</text:span></text:p>
      <text:p text:style-name="P8"><text:tab/><text:tab/>→<text:span text:style-name="T44"> Droppt/</text:span><text:span text:style-name="T108">Inserted</text:span><text:span text:style-name="T44"> jedes Item, dass über einen Hopper/Dropper eingeführt wird</text:span></text:p>
      <text:p text:style-name="P8"><text:tab/>→<text:span text:style-name="T97"> Dispenser: Verwandelt ihn dauerhaft in einen </text:span><text:span text:style-name="T11">Block Placer</text:span></text:p>
      <text:p text:style-name="P10"><text:tab/><text:tab/>→<text:span text:style-name="T97"> Platziert jedes Item, dass ein Block ist; sonst keine spezielle Aktion</text:span></text:p>
      <text:p text:style-name="P10"><text:tab/>→<text:span text:style-name="T27"> Redstone Lampe: An/Aus bis zum nächsten Block Update</text:span></text:p>
      <text:p text:style-name="P6"><text:span text:style-name="T46"><text:tab/>→</text:span><text:span text:style-name="T47"> Notenblock: Setzt den Ton auf die </text:span><text:span text:style-name="T48">originale Tonhöhe</text:span></text:p>
      <text:p text:style-name="P6"><text:span text:style-name="T48"><text:tab/>→</text:span><text:span text:style-name="T50"> </text:span><text:span text:style-name="T53">Barrel/</text:span><text:span text:style-name="T50">Chest/Double Chest/</text:span><text:span text:style-name="T56">Shulker Box</text:span><text:span text:style-name="T50">: Sortiert den Inhalt</text:span></text:p>
      <text:p text:style-name="P6"><text:span text:style-name="T50"><text:tab/>→</text:span><text:span text:style-name="T56"> Bienenstock: Zeigt die Anzahl der enthaltenen Bienen an</text:span></text:p>
      <text:p text:style-name="P8"><text:tab/>→<text:span text:style-name="T27"> Herkunft: </text:span><text:span text:style-name="T20">Smithing</text:span><text:span text:style-name="T27"> </text:span><text:span text:style-name="T20">Table</text:span><text:span text:style-name="T27"> (</text:span><text:span text:style-name="T96">Beliebige </text:span><text:span text:style-name="T27">Schaufel + exakt ein </text:span><text:span text:style-name="T92">Copper Ingot</text:span><text:span text:style-name="T27">)</text:span></text:p>
      <text:p text:style-name="P8">→<text:span text:style-name="T27"> </text:span><text:span text:style-name="T4">Eagle Eye</text:span><text:span text:style-name="T27"> (Item: Bogen/Armbrust | Stufen: </text:span><text:span text:style-name="T4">V</text:span><text:span text:style-name="T27"> | Inkompatibel: Infinity, Multishot)</text:span></text:p>
      <text:p text:style-name="P8"><text:tab/>→<text:span text:style-name="T27"> Bonusschaden wenn das Ziel mindestens </text:span><text:span text:style-name="T43">30</text:span><text:span text:style-name="T27"> Blöcke weit weg ist</text:span></text:p>
      <text:p text:style-name="P8"><text:tab/>→<text:span text:style-name="T27"> Weniger Schaden wenn das Ziel näher dran ist</text:span></text:p>
      <text:p text:style-name="P8"><text:tab/>→<text:span text:style-name="T27"> Bonus: </text:span><text:span text:style-name="T43">+1 / +2 / +3 / +4 / +5 % pro Block &gt; 30, +100% (+125% Armbrust) maximal</text:span></text:p>
      <text:p text:style-name="P8"><text:tab/>→<text:span text:style-name="T43"> Malus: -1 / -2 / -3 / -4 / -5 % pro Block &lt; 30, -25% maximal</text:span></text:p>
      <text:p text:style-name="P28"><text:span text:style-name="T46"><text:tab/>→</text:span><text:span text:style-name="T47"> Herkunft: </text:span><text:span text:style-name="T65">Village</text:span><text:span text:style-name="T70">r </text:span><text:span text:style-name="T81">(</text:span><text:span text:style-name="T82">I</text:span><text:span text:style-name="T81"> - </text:span><text:span text:style-name="T82">V</text:span><text:span text:style-name="T81">, lvl 1-5, Librarian + Fletcher)</text:span><text:span text:style-name="T49">, </text:span><text:span text:style-name="T66">Kisten</text:span><text:span text:style-name="T65"> </text:span><text:span text:style-name="T49">(</text:span><text:span text:style-name="T59">IV</text:span><text:span text:style-name="T49">, </text:span><text:span text:style-name="T56">10%</text:span><text:span text:style-name="T49"> N</text:span><text:span text:style-name="T52">ether+End</text:span><text:span text:style-name="T49">)</text:span></text:p>
      <text:p text:style-name="P13"/>
      <text:p text:style-name="P13"><text:soft-page-break/></text:p>
      <text:p text:style-name="P6"><text:span text:style-name="T49">→</text:span><text:span text:style-name="T50"> </text:span><text:span text:style-name="T60">Farming</text:span><text:span text:style-name="T50"> (Item: Hoe | Stufen: </text:span><text:span text:style-name="T60">III</text:span><text:span text:style-name="T50"> | Inkompatibel: Fortune, Silk Touch)</text:span></text:p>
      <text:p text:style-name="P12"><text:tab/>→ Gibt 1x1 / 3x3 / 5x5 AOE für alle Aktionen bezüglich farmen <text:span text:style-name="T101">(1x1 mit Sneak)</text:span></text:p>
      <text:p text:style-name="P12"><text:tab/>→ Rechtsklick: Crop → harvest + replant, <text:span text:style-name="T101">Farmland → plant aus offhand</text:span></text:p>
      <text:p text:style-name="P28"><text:span text:style-name="T50"><text:tab/>→ Herkunft: </text:span><text:span text:style-name="T68">Buch</text:span><text:span text:style-name="T52"> </text:span><text:span text:style-name="T67">Fischen</text:span><text:span text:style-name="T50"> (</text:span><text:span text:style-name="T61">II</text:span><text:span text:style-name="T52">,</text:span><text:span text:style-name="T50"> 1</text:span><text:span text:style-name="T56">0</text:span><text:span text:style-name="T50">%), </text:span><text:span text:style-name="T67">Villager</text:span><text:span text:style-name="T50"> (</text:span><text:span text:style-name="T60">I </text:span><text:span text:style-name="T50">- </text:span><text:span text:style-name="T60">II</text:span><text:span text:style-name="T63">I</text:span><text:span text:style-name="T50">, </text:span><text:span text:style-name="T51">lvl: </text:span><text:span text:style-name="T50">1-3, </text:span><text:span text:style-name="T56">5</text:span><text:span text:style-name="T50">), </text:span><text:span text:style-name="T67">Kisten</text:span><text:span text:style-name="T50"> (</text:span><text:span text:style-name="T60">III</text:span><text:span text:style-name="T50">, </text:span><text:span text:style-name="T56">5% </text:span><text:span text:style-name="T50">Oberwelt)</text:span></text:p>
      <text:p text:style-name="P33"><text:span text:style-name="T46">→</text:span><text:span text:style-name="T54"> </text:span><text:span text:style-name="T62">Sacrificial</text:span><text:span text:style-name="T54"> (Item: Schwert/Axt | Stufen: </text:span><text:span text:style-name="T62">I</text:span><text:span text:style-name="T54"> | Immer Kompatibel)</text:span></text:p>
      <text:p text:style-name="P8"><text:tab/>→<text:span text:style-name="T100"> Tötet passive Tiere (ohne Spinnen) mit einem Schlag →</text:span><text:span text:style-name="T101"> Startet Rituale</text:span></text:p>
      <text:p text:style-name="P8"><text:tab/>→<text:span text:style-name="T101"> Kann Heads droppen (Player immer, Mobs: 10% chance)</text:span></text:p>
      <text:p text:style-name="P8"><text:tab/>→<text:span text:style-name="T100"> Herkunft: </text:span><text:span text:style-name="T23">Piglin</text:span><text:span text:style-name="T100"> (</text:span><text:span text:style-name="T107">2</text:span><text:span text:style-name="T100"> %), </text:span><text:span text:style-name="T23">Kisten</text:span><text:span text:style-name="T100"> (</text:span><text:span text:style-name="T107">3</text:span><text:span text:style-name="T100">%, Nether/End </text:span><text:span text:style-name="T107">1</text:span><text:span text:style-name="T100">0%)</text:span></text:p>
      <text:p text:style-name="P33"><text:span text:style-name="T46">→</text:span><text:span text:style-name="T54"> </text:span><text:span text:style-name="T63">Trowel</text:span><text:span text:style-name="T54"> (Item: S</text:span><text:span text:style-name="T56">chaufel</text:span><text:span text:style-name="T54"> | Stufen: </text:span><text:span text:style-name="T62">I</text:span><text:span text:style-name="T54"> | </text:span><text:span text:style-name="T57">Inkompatibel: </text:span><text:span text:style-name="T56">Wrench</text:span><text:span text:style-name="T54">)</text:span></text:p>
      <text:p text:style-name="P33"><text:span text:style-name="T46"><text:tab/>→</text:span><text:span text:style-name="T54"> </text:span><text:span text:style-name="T56">Rechtsklick platziert zufällig Blöcke aus der Hotbar (kostet Durability)</text:span></text:p>
      <text:p text:style-name="P33"><text:span text:style-name="T46"><text:tab/>→</text:span><text:span text:style-name="T47"> Herkunft: </text:span><text:span text:style-name="T69">Smithing</text:span><text:span text:style-name="T47"> </text:span><text:span text:style-name="T69">Table</text:span><text:span text:style-name="T47"> (</text:span><text:span text:style-name="T53">Beliebige </text:span><text:span text:style-name="T47">Schaufel + exakt ein </text:span><text:span text:style-name="T56">Gold</text:span><text:span text:style-name="T58"> Ingot</text:span><text:span text:style-name="T47">)</text:span></text:p>
      <text:p text:style-name="P8">→<text:span text:style-name="T28"> </text:span><text:span text:style-name="T5">Bane of the Athropods</text:span><text:span text:style-name="T28"> funktioniert nun auch bei Creepern und Phantoms</text:span></text:p>
      <text:p text:style-name="P11"><text:span text:style-name="T1">→</text:span><text:span text:style-name="T28"> </text:span><text:span text:style-name="T3">Netherite </text:span><text:span text:style-name="T5">Tools/Armor</text:span><text:span text:style-name="T26"> </text:span><text:span text:style-name="T28">können</text:span><text:span text:style-name="T26"> mit Ancient Scrap repariert werden (</text:span><text:span text:style-name="T28">Anzahl</text:span><text:span text:style-name="T26"> </text:span><text:span text:style-name="T28">be</text:span><text:span text:style-name="T26">achten!)</text:span></text:p>
      <text:p text:style-name="P11"><text:span text:style-name="T26">→</text:span><text:span text:style-name="T28"> Arbeiten am </text:span><text:span text:style-name="T5">Amboss</text:span><text:span text:style-name="T28"> können nun bis zu 100 Level verbrauchen (nur neue Sachen!)</text:span></text:p>
      <text:p text:style-name="P11">→<text:span text:style-name="T89"> </text:span><text:span text:style-name="T8">Water Buckets</text:span><text:span text:style-name="T89"> können mit </text:span><text:span text:style-name="T8">Infinity</text:span><text:span text:style-name="T89"> verzaubert werden → gehen nicht leer beim setzen</text:span></text:p>
      <text:p text:style-name="P11"/>
      <text:p text:style-name="P4">Funktionen:</text:p>
      <text:p text:style-name="P14">→ <text:span text:style-name="T2">Dispenser</text:span></text:p>
      <text:p text:style-name="P14"><text:tab/>→ Seeds werden auf einen davorliegenden passenden Farmland Block geplantet</text:p>
      <text:p text:style-name="P14"><text:tab/>→ Unterstützt: Weizen, Karotte, Kartoffel, Beetroot, Melone, Kürbis, Netherwarze</text:p>
      <text:p text:style-name="P14">→<text:span text:style-name="T95"> Ein </text:span><text:span text:style-name="T10">Sticky Piston</text:span><text:span text:style-name="T95"> mit einer </text:span><text:span text:style-name="T10">Lightning Rod</text:span><text:span text:style-name="T95"> zerbricht den dahinterliegenden Block</text:span></text:p>
      <text:p text:style-name="P14"><text:tab/>→<text:span text:style-name="T95"> Die Lightning Rod muss direkt auf dem Piston platziert sein</text:span></text:p>
      <text:p text:style-name="P14"><text:tab/>→<text:span text:style-name="T95"> Der Blockabbau erfolgt wie mit einer Spitzhacke (Kein Bedrock, Spawner zerstört etc.)</text:span></text:p>
      <text:p text:style-name="P33"><text:span text:style-name="T83">→</text:span><text:span text:style-name="T85"> Ein </text:span><text:span text:style-name="T87">Sticky Piston</text:span><text:span text:style-name="T85"> mit eine</text:span><text:span text:style-name="T86">m</text:span><text:span text:style-name="T85"> </text:span><text:span text:style-name="T88">Grindstone</text:span><text:span text:style-name="T85"> zer</text:span><text:span text:style-name="T86">mahlt</text:span><text:span text:style-name="T85"> den dahinterliegenden Block</text:span></text:p>
      <text:p text:style-name="P36"><text:tab/>→<text:span text:style-name="T95"> D</text:span><text:span text:style-name="T107">er</text:span><text:span text:style-name="T95"> </text:span><text:span text:style-name="T107">Grindstone</text:span><text:span text:style-name="T95"> muss direkt auf dem Piston platziert sein</text:span></text:p>
      <text:p text:style-name="P36"><text:tab/>→<text:span text:style-name="T95"> Der </text:span><text:span text:style-name="T107">Block wird zerkleinert: Cobble → Kies → Sand usw.</text:span></text:p>
      <text:p text:style-name="P14">→<text:span text:style-name="T28"> </text:span><text:span text:style-name="T5">Signs</text:span><text:span text:style-name="T28"> können mit Rechtsklick ohne Sneak editiert werden</text:span></text:p>
      <text:p text:style-name="P14">→<text:span text:style-name="T89"> </text:span><text:span text:style-name="T8">Dirt Paths</text:span><text:span text:style-name="T89"> können auch aus normalem Dirt mit der Schaufel gemacht werden</text:span></text:p>
      <text:p text:style-name="P14">→<text:span text:style-name="T93"> Viele Mobs können nun auch als </text:span><text:span text:style-name="T9">Boss Mob</text:span><text:span text:style-name="T93"> mit eigenem Namen spawnen (5% Chance)</text:span></text:p>
      <text:p text:style-name="P14"><text:tab/>→<text:span text:style-name="T93"> Verfügen </text:span><text:span text:style-name="T102">abhängig vom Level</text:span><text:span text:style-name="T93"> über mehr Leben und Schaden, droppen mehr Loot</text:span></text:p>
      <text:p text:style-name="P14"><text:tab/>→<text:span text:style-name="T93"> Können besondere Sachen und neue Enchantments droppen</text:span></text:p>
      <text:p text:style-name="P14"><text:tab/>→<text:span text:style-name="T94"> Keine Boss Mobs im End bevor der Drache tot ist</text:span></text:p>
      <text:p text:style-name="P14"><text:tab/>→<text:span text:style-name="T94"> Erhöhte Chance für Boss Mobs in der Oberwelt unter Y = 0 (10% Chance)</text:span></text:p>
      <text:p text:style-name="P14"><text:soft-page-break/><text:tab/>→<text:span text:style-name="T94"> Die Farbe des Namens entspricht dem Boss Level (1 = weiß, 2 = gelb, 3 = blau, 4 = lila)</text:span></text:p>
      <text:p text:style-name="P14"><text:tab/>→<text:span text:style-name="T94"> Stärke, XP und Drops hängen vom Boss Level ab; höhere Level spawnen seltener</text:span></text:p>
      <text:p text:style-name="P14"><text:tab/>→<text:span text:style-name="T94"> </text:span><text:span text:style-name="T95">Es können Level 1 – 3 Bosse natürlich spawnen</text:span></text:p>
      <text:p text:style-name="P14">→<text:span text:style-name="T98"> </text:span><text:span text:style-name="T12">Double Doors</text:span><text:span text:style-name="T98"> werden gleichzeitig geöffnet/geschlossen wenn sie passend zueinander sind</text:span></text:p>
      <text:p text:style-name="P14">→<text:span text:style-name="T99"> </text:span><text:span text:style-name="T13">Ladders</text:span><text:span text:style-name="T99"> können auf Ladders gesetzt werden um diese nach unten zu verlängern</text:span></text:p>
      <text:p text:style-name="P14">→<text:span text:style-name="T102"> </text:span><text:span text:style-name="T14">Ancient Tome</text:span><text:span text:style-name="T102"> (Spezielles Enchanted Book mit Verzauberung auf höchstem Level)</text:span></text:p>
      <text:p text:style-name="P14"><text:tab/>→<text:span text:style-name="T102"> Wird von Level 3 und 4 Bossen gedroppt, kommt in Kisten im Nether / End vor</text:span></text:p>
      <text:p text:style-name="P31"><text:span text:style-name="T83"><text:tab/>→</text:span><text:span text:style-name="T84"> Kann am Amvil mit der gleichen Verzauberung verbunden werden (ausser Book)</text:span></text:p>
      <text:p text:style-name="P14"><text:tab/>→<text:span text:style-name="T102"> Ermöglicht es, die Verzauberung eine Stufe über das Limit hinaus zu erhöhen</text:span></text:p>
      <text:p text:style-name="P14"/>
      <text:p text:style-name="P3">Minecarts und Schienen:</text:p>
      <text:p text:style-name="P15">→ <text:span text:style-name="T31">Booster Rail</text:span></text:p>
      <text:p text:style-name="P15"><text:tab/>→ <text:span text:style-name="T18">Lapisblock</text:span> als Untergrund erhöht die maximale Geschwindigkeit</text:p>
      <text:p text:style-name="P15"><text:tab/><text:tab/>→ <text:span text:style-name="T2">Loren</text:span>, die schneller als der Standard sind können aus <text:span text:style-name="T29">Kurven</text:span> fliegen</text:p>
      <text:p text:style-name="P15"><text:tab/>→ <text:span text:style-name="T18">Kohleblock</text:span> als Untergrund senkt die maximale Geschwindigkeit</text:p>
      <text:p text:style-name="P15"><text:tab/>→ <text:span text:style-name="T18">Smaragdblock</text:span> als Untergrund setzt die maximale Geschiwndigkeit auf den Standard</text:p>
      <text:p text:style-name="P11"><text:span text:style-name="T37"><text:tab/>→ </text:span><text:span text:style-name="T25">Treppe</text:span><text:span text:style-name="T37"> als Untergrund boostet eine stehende Lore in die Richtung der Treppe</text:span></text:p>
      <text:p text:style-name="P11"><text:span text:style-name="T37">→ </text:span><text:span text:style-name="T36">Leinen</text:span><text:span text:style-name="T37"> können benutzt werden um Minecarts zu </text:span><text:span text:style-name="T36">Zügen</text:span><text:span text:style-name="T37"> zu verbinden (Rechtsklick)</text:span></text:p>
      <text:p text:style-name="P11"><text:span text:style-name="T37">→ </text:span><text:span text:style-name="T36">Scheren</text:span><text:span text:style-name="T37"> trennen Minecarts aus Zügen heraus (Rechtsklick)</text:span></text:p>
      <text:p text:style-name="P11"><text:span text:style-name="T37">→ </text:span><text:span text:style-name="T36">Züge</text:span></text:p>
      <text:p text:style-name="P16"><text:tab/>→ Bewegen sich als ein Block über die Strecke</text:p>
      <text:p text:style-name="P16"><text:tab/>→ Werden als Block geboostet / gebremst</text:p>
      <text:p text:style-name="P16"><text:tab/>→ Die vorne fahrende Lore bestimmt die Geschwindigkeit des Zugs</text:p>
      <text:p text:style-name="P16"/>
      <text:p text:style-name="P5">Brewing:</text:p>
      <text:p text:style-name="P17"><text:span text:style-name="T34">→ </text:span><text:span text:style-name="T35">Warped</text:span><text:span text:style-name="T34"> </text:span><text:span text:style-name="T35">Fungus</text:span></text:p>
      <text:p text:style-name="P17"><text:span text:style-name="T35"><text:tab/></text:span><text:span text:style-name="T34">→ Verlängert jeden verbesserten Trank mit Duration um ein weiteres Mal</text:span></text:p>
      <text:p text:style-name="P17"><text:span text:style-name="T34"><text:tab/>→</text:span><text:span text:style-name="T38"> 10% Chance, den Trank zu versauen (Thick Potion)</text:span></text:p>
      <text:p text:style-name="P17"><text:span text:style-name="T34">→ </text:span><text:span text:style-name="T35">Amethyst</text:span><text:span text:style-name="T34"> </text:span><text:span text:style-name="T35">Shard</text:span></text:p>
      <text:p text:style-name="P17"><text:span text:style-name="T35"><text:tab/></text:span><text:span text:style-name="T34">→ Verstärkt jeden sinnvollen verbesserten Trank um eine weitere Stufe</text:span></text:p>
      <text:p text:style-name="P18"><text:span text:style-name="T34"><text:tab/>→</text:span><text:span text:style-name="T38"> 20% Chance, den Trank zu versauen (Thick Potion)</text:span></text:p>
      <text:p text:style-name="P17"><text:span text:style-name="T34">→ </text:span><text:span text:style-name="T35">Awkward Potion + Glow Berries = Potion of Stamina</text:span></text:p>
      <text:p text:style-name="P17"><text:span text:style-name="T35"><text:tab/>→ </text:span><text:span text:style-name="T32">Haste I (3:00), Redstone = Haste I (8:00), Glowstone = Haste II (1:30)</text:span></text:p>
      <text:p text:style-name="P19"><text:soft-page-break/><text:tab/>→ Kann mit Warped Fungus und Amethyst Shard verbessert werden</text:p>
      <text:p text:style-name="P19"><text:tab/>→ Wird mit Fermented Spider Eye zu Potion of Fatigue (Mining Fatigue)</text:p>
      <text:p text:style-name="P17"><text:span text:style-name="T32">→ </text:span><text:span text:style-name="T33">Awkward Potion + Diamant = Potion of Shielding</text:span></text:p>
      <text:p text:style-name="P19"><text:tab/>→ Resistance I (1:30), Redstone = Resistance I (4:00), Glowstone = Resistance II (0:45)</text:p>
      <text:p text:style-name="P19"><text:tab/>→ Kann mit Warped Fungus und Amethyst Shard verbesssert werden</text:p>
      <text:p text:style-name="P19">→ Alle neuen Tränke und Varianten können zu Splash / Linger gemacht werden</text:p>
      <text:p text:style-name="P19">→ Alle Tränke können mit beliebigem Farbstoff gebraut werden um die Farbe zu ändern</text:p>
      <text:p text:style-name="P40"/>
      <text:p text:style-name="P40"><text:span text:style-name="T108">Spells</text:span>:<text:span text:style-name="T34"> </text:span><text:span text:style-name="T109">(Spezielle Enchantments mit Level = Ladungen; </text:span><text:span text:style-name="T113">Normal</text:span><text:span text:style-name="T109">, </text:span><text:span text:style-name="T115">Selten</text:span><text:span text:style-name="T109">, </text:span><text:span text:style-name="T117">Legendär</text:span><text:span text:style-name="T109">)</text:span></text:p>
      <text:p text:style-name="P42"><text:span text:style-name="T75">→ </text:span><text:span text:style-name="T114">Summon</text:span><text:span text:style-name="T75"> (Kompass, 8): Rechtsklick auf Player Head um den Spieler zu beschwören</text:span></text:p>
      <text:p text:style-name="P42"><text:span text:style-name="T75">→ </text:span><text:span text:style-name="T116">Darkness</text:span><text:span text:style-name="T75"> (Pickaxe, 4): Glowstone unter freiem Himmel abbauen um Tag zu Nacht zu machen</text:span></text:p>
      <text:p text:style-name="P38"/>
      <text:p text:style-name="P25">Rezepte:</text:p>
      <text:p text:style-name="P29"><text:span text:style-name="T71">→ </text:span><text:span text:style-name="T76">Schmelzen</text:span></text:p>
      <text:p text:style-name="P20"><text:tab/>→ Smoker: Sand → Red Sand</text:p>
      <text:p text:style-name="P29"><text:span text:style-name="T71">→ </text:span><text:span text:style-name="T76">Werkbank</text:span></text:p>
      <text:p text:style-name="P29"><text:span text:style-name="T71"><text:tab/>→ </text:span><text:span text:style-name="T76">2 Slabs</text:span><text:span text:style-name="T71"> können zu einem </text:span><text:span text:style-name="T76">Block</text:span><text:span text:style-name="T71"> gecraftet werden (aktuell Holz, Cobble, Sandstone)</text:span></text:p>
      <text:p text:style-name="P29"><text:span text:style-name="T71"><text:tab/>→</text:span><text:span text:style-name="T74"> </text:span><text:span text:style-name="T79">Clay</text:span><text:span text:style-name="T74"> kann zu </text:span><text:span text:style-name="T79">4 Clay Balls</text:span><text:span text:style-name="T74"> zurückgecraftet werden</text:span></text:p>
      <text:p text:style-name="P29"><text:span text:style-name="T71">→</text:span><text:span text:style-name="T72"> </text:span><text:span text:style-name="T77">Stone Cutter</text:span></text:p>
      <text:p text:style-name="P21"><text:tab/>→ Alle Planks können zu Stairs gemacht werden (1 : 1)</text:p>
      <text:p text:style-name="P21"/>
      <text:p text:style-name="P26">Boss Rituale:</text:p>
      <text:p text:style-name="P22">→ Erzeugen einen Level 4 Boss mit Bossbar, gebunden an alle Spieler innerhalb von 64 Blöcken</text:p>
      <text:p text:style-name="P22">→ Das Opfer muss auf dem Fokusblock mit einer Waffe mit Sacrificial geopfert werden</text:p>
      <text:p text:style-name="P22">→ Sterben alle gebundenen Spieler bevor der Boss tot ist, verschwindet der Boss</text:p>
      <text:p text:style-name="P26"/>
      <text:p text:style-name="P22">→ <text:span text:style-name="T2">Witch Boss</text:span> (Opfer: <text:span text:style-name="T2">Schaf</text:span>, Fokusblock: <text:span text:style-name="T2">Lapis</text:span>, Oberwelt, Nacht)</text:p>
      <text:p text:style-name="P22"><text:tab/>→ Ecken 7x7 um den Fokus: Smooth Stone mit vollen angezündeten Kerzen</text:p>
      <text:p text:style-name="P22"><text:tab/>→ 4. Feld in jede Richtung: Gold Block mit gefülltem Flower Pot</text:p>
      <text:p text:style-name="P30"><text:span text:style-name="T73">→ </text:span><text:span text:style-name="T78">Pillager/</text:span><text:span text:style-name="T80">Vindicator</text:span><text:span text:style-name="T78"> Boss</text:span><text:span text:style-name="T73"> (Opfer: </text:span><text:span text:style-name="T78">Kuh/</text:span><text:span text:style-name="T80">Schwein</text:span><text:span text:style-name="T73">, Fokusblock: </text:span><text:span text:style-name="T78">Lapis</text:span><text:span text:style-name="T73">, <text:s/>Oberwelt, Tag)</text:span></text:p>
      <text:p text:style-name="P22"><text:tab/>→ Ecken 7x7 um den Fokus: Emeraldblock mit Deepslate Brick Wall und Banner</text:p>
      <text:p text:style-name="P22"><text:tab/>→ Nachbarblöcke in Richtung Fokus: Stone Bricks mit Grindstone</text:p>
      <text:p text:style-name="P30"><text:span text:style-name="T73">→ </text:span><text:span text:style-name="T78">Evoker Boss</text:span><text:span text:style-name="T73"> (Opfer: </text:span><text:span text:style-name="T78">Villager</text:span><text:span text:style-name="T73">, Fokusblock: </text:span><text:span text:style-name="T78">Lapis</text:span><text:span text:style-name="T73">, Oberwelt)</text:span></text:p>
      <text:p text:style-name="P22"><text:soft-page-break/><text:tab/>→ Ecken 7x7 um den Fokus: Diamantblock mit Brewing Stand</text:p>
      <text:p text:style-name="P22"><text:tab/>→ 4. Feld in jede Richtung: Purpurblock mit Frame + Diamant</text:p>
      <text:p text:style-name="P22">→<text:span text:style-name="T105"> </text:span><text:span text:style-name="T16">Wither Skeleton Boss</text:span><text:span text:style-name="T105"> (Opfer: </text:span><text:span text:style-name="T16">Chicken</text:span><text:span text:style-name="T105">, Fokusblock: </text:span><text:span text:style-name="T16">Lapis</text:span><text:span text:style-name="T105">, Nether)</text:span></text:p>
      <text:p text:style-name="P22"><text:tab/>→<text:span text:style-name="T105"> Ecken 7x7 um den Fokus: Quartz Block mit Soul Campfire</text:span></text:p>
      <text:p text:style-name="P22"><text:tab/>→<text:span text:style-name="T105"> 4. Feld in jede Richtung: Goldblock mit Frame + 1-4 Damaged Netherite Item</text:span></text:p>
      <text:p text:style-name="P22"><text:tab/>→<text:span text:style-name="T105"> Das Item darf den </text:span><text:span text:style-name="T16">Tag</text:span><text:span text:style-name="T105"> „</text:span><text:span text:style-name="T106">Repaired by Ritual</text:span><text:span text:style-name="T105">“ nicht haben.</text:span></text:p>
      <text:p text:style-name="P22"><text:tab/>→<text:span text:style-name="T105"> Bei Erfolg werden </text:span><text:span text:style-name="T16">alle Items</text:span><text:span text:style-name="T105"> in den Frames </text:span><text:span text:style-name="T16">repariert</text:span><text:span text:style-name="T105"> und erhalten den </text:span><text:span text:style-name="T16">Tag</text:span><text:span text:style-name="T105">.</text:span></text:p>
      <text:p text:style-name="P22"><text:tab/>→<text:span text:style-name="T105"> Der </text:span><text:span text:style-name="T16">Tag</text:span><text:span text:style-name="T105"> kann durch eine Reparatur des Items am </text:span><text:span text:style-name="T16">Amboss</text:span><text:span text:style-name="T105"> entfernt werden.</text:span></text:p>
      <text:p text:style-name="P22"/>
      <text:p text:style-name="P27">B<text:span text:style-name="T103">äume</text:span>:</text:p>
      <text:p text:style-name="P24">→<text:span text:style-name="T103"> </text:span><text:span text:style-name="T15">Deutsche Eiche</text:span><text:span text:style-name="T103">: 2x2 Eiche; 20-30 Block hoch; sehr breit </text:span><text:span text:style-name="T104">mit Bienen</text:span></text:p>
      <text:p text:style-name="P23">→<text:span text:style-name="T103"> </text:span><text:span text:style-name="T15">Himalaya Birke</text:span><text:span text:style-name="T103">: 2x2 Birke; 30-45 Block hoch; </text:span><text:span text:style-name="T104">mit Bienen;</text:span><text:span text:style-name="T103"> ¼ chance für gespaltenen Stamm.</text:span></text:p>
      <text:p text:style-name="P24">→<text:span text:style-name="T103"> </text:span><text:span text:style-name="T15">Küstenmammutbaum</text:span><text:span text:style-name="T103">: 3x3 Fichte; 70-110 Block hoch.</text:span></text:p>
      <text:p text:style-name="P24">→<text:span text:style-name="T103"> </text:span><text:span text:style-name="T15">Gelber Meranti</text:span><text:span text:style-name="T103">: 3x3 Jungle; 60-90 Block hoch; Sehr breit mit Vines.</text:span></text:p>
      <text:p text:style-name="P24">→<text:span text:style-name="T103"> </text:span><text:span text:style-name="T15">Grosse Akazie</text:span><text:span text:style-name="T103">: 2x2 Akazie; 12-17 Block hoch; sehr breit.</text:span></text:p>
      <text:p text:style-name="P23">→<text:span text:style-name="T103"> </text:span><text:span text:style-name="T15">Grosse Schwarzeiche</text:span><text:span text:style-name="T103">: 3x3 Schwarzeiche; </text:span><text:span text:style-name="T104">40</text:span><text:span text:style-name="T103">-</text:span><text:span text:style-name="T104">50</text:span><text:span text:style-name="T103"> Block hoch; sehr breit </text:span><text:span text:style-name="T104">mit Bien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5:55:05.563699932</meta:creation-date>
    <dc:date>2022-03-31T16:44:48.569225361</dc:date>
    <meta:editing-duration>PT6H51M2S</meta:editing-duration>
    <meta:editing-cycles>19</meta:editing-cycles>
    <meta:generator>LibreOffice/6.4.6.2$Linux_X86_64 LibreOffice_project/40$Build-2</meta:generator>
    <meta:document-statistic meta:table-count="0" meta:image-count="0" meta:object-count="0" meta:page-count="5" meta:paragraph-count="139" meta:word-count="1429" meta:character-count="8660" meta:non-whitespace-character-count="7283"/>
  </office:meta>
</office:document-meta>
</file>